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6916666666667cm" style:use-optimal-column-width="true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2.561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ncuesta</text:p>
          </table:table-cell>
          <table:table-cell office:value-type="string" table:style-name="ce1">
            <text:p>Voto</text:p>
          </table:table-cell>
          <table:table-cell office:value-type="string" table:style-name="ce1">
            <text:p>Respuesta</text:p>
          </table:table-cell>
          <table:table-cell office:value-type="string" table:style-name="ce1">
            <text:p>Año</text:p>
          </table:table-cell>
          <table:table-cell office:value-type="string" table:style-name="ce1">
            <text:p>Mes</text:p>
          </table:table-cell>
          <table:table-cell office:value-type="string" table:style-name="ce1">
            <text:p>Día</text:p>
          </table:table-cell>
          <table:table-cell office:value-type="string" table:style-name="ce1">
            <text:p>Hora</text:p>
          </table:table-cell>
          <table:table-cell office:value-type="string" table:style-name="ce1">
            <text:p>Minuto</text:p>
          </table:table-cell>
          <table:table-cell table:number-columns-repeated="2" table:style-name="ce1"/>
          <table:table-cell office:value-type="string" table:style-name="ce1">
            <text:p>AGUA</text:p>
          </table:table-cell>
          <table:table-cell table:number-columns-repeated="16373" table:style-name="ce1"/>
        </table:table-row>
        <table:table-row-group>
          <table:table-row-group>
            <table:table-row table:style-name="ro1">
              <table:table-cell office:value-type="string" table:style-name="ce1">
                <text:p>AGUA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1997" table:style-name="ce1">
                <text:p>1997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28" table:style-name="ce1">
                <text:p>28</text:p>
              </table:table-cell>
              <table:table-cell table:style-name="ce1"/>
              <table:table-cell office:value-type="float" office:value="3" table:style-name="ce1">
                <text:p>3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9" table:formula="of:=[.J3]*[.K3]" table:style-name="ce1">
                <text:p>9</text:p>
              </table:table-cell>
              <table:table-cell office:value-type="float" office:value="1.5294117647058822" table:formula="of:=SUM([.L3:.L6])/[.J7]" table:style-name="ce1">
                <text:p>1,529411765</text:p>
              </table:table-cell>
              <table:table-cell table:number-columns-repeated="16371"/>
            </table:table-row>
            <table:table-row table:style-name="ro1">
              <table:table-cell office:value-type="string" table:style-name="ce1">
                <text:p>AGUA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20" table:style-name="ce1">
                <text:p>2020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26" table:style-name="ce1">
                <text:p>26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33" table:style-name="ce1">
                <text:p>33</text:p>
              </table:table-cell>
              <table:table-cell table:style-name="ce1"/>
              <table:table-cell office:value-type="float" office:value="4" table:style-name="ce1">
                <text:p>4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0" table:formula="of:=[.J4]*[.K4]" table:style-name="ce1">
                <text:p>0</text:p>
              </table:table-cell>
              <table:table-cell table:number-columns-repeated="16372" table:style-name="ce1"/>
            </table:table-row>
            <table:table-row table:style-name="ro1">
              <table:table-cell office:value-type="string" table:style-name="ce1">
                <text:p>AGUA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24" table:style-name="ce1">
                <text:p>2024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14" table:style-name="ce1">
                <text:p>14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39" table:style-name="ce1">
                <text:p>39</text:p>
              </table:table-cell>
              <table:table-cell table:style-name="ce1"/>
              <table:table-cell office:value-type="float" office:value="3" table:style-name="ce1">
                <text:p>3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3" table:formula="of:=[.J5]*[.K5]" table:style-name="ce1">
                <text:p>3</text:p>
              </table:table-cell>
              <table:table-cell table:number-columns-repeated="16372" table:style-name="ce1"/>
            </table:table-row>
          </table:table-row-group>
          <table:table-row table:style-name="ro1">
            <table:table-cell office:value-type="string" table:style-name="ce2">
              <text:p>Total CONTENTO</text:p>
            </table:table-cell>
            <table:table-cell office:value-type="float" office:value="0" table:formula="of:=SUBTOTAL(9;[.B3:.B5])" table:style-name="ce1">
              <text:p>0</text:p>
            </table:table-cell>
            <table:table-cell table:number-columns-repeated="7" table:style-name="ce1"/>
            <table:table-cell office:value-type="float" office:value="7" table:style-name="ce1">
              <text:p>7</text:p>
            </table:table-cell>
            <table:table-cell office:value-type="float" office:value="2" table:style-name="ce1">
              <text:p>2</text:p>
            </table:table-cell>
            <table:table-cell office:value-type="float" office:value="14" table:formula="of:=[.J6]*[.K6]" table:style-name="ce1">
              <text:p>14</text:p>
            </table:table-cell>
            <table:table-cell table:number-columns-repeated="16372" table:style-name="ce1"/>
          </table:table-row>
          <table:table-row-group>
            <table:table-row table:style-name="ro1">
              <table:table-cell office:value-type="string" table:style-name="ce1">
                <text:p>AGUA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18" table:style-name="ce1">
                <text:p>2018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25" table:style-name="ce1">
                <text:p>25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56" table:style-name="ce1">
                <text:p>56</text:p>
              </table:table-cell>
              <table:table-cell table:style-name="ce1"/>
              <table:table-cell office:value-type="float" office:value="17" table:formula="of:=SUM([.J3:.J6])" table:style-name="ce1">
                <text:p>17</text:p>
              </table:table-cell>
              <table:table-cell office:value-type="string" table:style-name="ce1">
                <text:p>LUZ</text:p>
              </table:table-cell>
              <table:table-cell table:number-columns-repeated="16373" table:style-name="ce1"/>
            </table:table-row>
            <table:table-row table:style-name="ro1">
              <table:table-cell office:value-type="string" table:style-name="ce1">
                <text:p>AGUA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15" table:style-name="ce1">
                <text:p>2015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8" table:style-name="ce1">
                <text:p>8</text:p>
              </table:table-cell>
              <table:table-cell table:style-name="ce1"/>
              <table:table-cell office:value-type="float" office:value="3" table:style-name="ce1">
                <text:p>3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9" table:formula="of:=[.J8]*[.K8]" table:style-name="ce1">
                <text:p>9</text:p>
              </table:table-cell>
              <table:table-cell office:value-type="float" office:value="1.1599999999999999" table:formula="of:=SUM([.L8:.L11])/[.J12]" table:style-name="ce1">
                <text:p>1,16</text:p>
              </table:table-cell>
              <table:table-cell table:number-columns-repeated="16371"/>
            </table:table-row>
            <table:table-row table:style-name="ro1">
              <table:table-cell office:value-type="string" table:style-name="ce1">
                <text:p>AGUA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18" table:style-name="ce1">
                <text:p>2018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15" table:style-name="ce1">
                <text:p>15</text:p>
              </table:table-cell>
              <table:table-cell office:value-type="float" office:value="14" table:style-name="ce1">
                <text:p>14</text:p>
              </table:table-cell>
              <table:table-cell office:value-type="float" office:value="27" table:style-name="ce1">
                <text:p>27</text:p>
              </table:table-cell>
              <table:table-cell table:style-name="ce1"/>
              <table:table-cell office:value-type="float" office:value="8" table:style-name="ce1">
                <text:p>8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0" table:formula="of:=[.J9]*[.K9]" table:style-name="ce1">
                <text:p>0</text:p>
              </table:table-cell>
              <table:table-cell table:number-columns-repeated="16372" table:style-name="ce1"/>
            </table:table-row>
            <table:table-row table:style-name="ro1">
              <table:table-cell office:value-type="string" table:style-name="ce1">
                <text:p>AGUA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03" table:style-name="ce1">
                <text:p>2003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29" table:style-name="ce1">
                <text:p>29</text:p>
              </table:table-cell>
              <table:table-cell office:value-type="float" office:value="16" table:style-name="ce1">
                <text:p>16</text:p>
              </table:table-cell>
              <table:table-cell office:value-type="float" office:value="0" table:style-name="ce1">
                <text:p>0</text:p>
              </table:table-cell>
              <table:table-cell table:style-name="ce1"/>
              <table:table-cell office:value-type="float" office:value="8" table:style-name="ce1">
                <text:p>8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8" table:formula="of:=[.J10]*[.K10]" table:style-name="ce1">
                <text:p>8</text:p>
              </table:table-cell>
              <table:table-cell table:number-columns-repeated="16372" table:style-name="ce1"/>
            </table:table-row>
          </table:table-row-group>
          <table:table-row table:style-name="ro1">
            <table:table-cell office:value-type="string" table:style-name="ce2">
              <text:p>Total ENFADADO</text:p>
            </table:table-cell>
            <table:table-cell office:value-type="float" office:value="0" table:formula="of:=SUBTOTAL(9;[.B7:.B10])" table:style-name="ce1">
              <text:p>0</text:p>
            </table:table-cell>
            <table:table-cell table:number-columns-repeated="7" table:style-name="ce1"/>
            <table:table-cell office:value-type="float" office:value="6" table:style-name="ce1">
              <text:p>6</text:p>
            </table:table-cell>
            <table:table-cell office:value-type="float" office:value="2" table:style-name="ce1">
              <text:p>2</text:p>
            </table:table-cell>
            <table:table-cell office:value-type="float" office:value="12" table:formula="of:=[.J11]*[.K11]" table:style-name="ce1">
              <text:p>12</text:p>
            </table:table-cell>
            <table:table-cell table:number-columns-repeated="16372" table:style-name="ce1"/>
          </table:table-row>
          <table:table-row-group>
            <table:table-row table:style-name="ro1">
              <table:table-cell office:value-type="string" table:style-name="ce1">
                <text:p>AGUA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07" table:style-name="ce1">
                <text:p>2007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26" table:style-name="ce1">
                <text:p>26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10" table:style-name="ce1">
                <text:p>10</text:p>
              </table:table-cell>
              <table:table-cell table:style-name="ce1"/>
              <table:table-cell office:value-type="float" office:value="25" table:formula="of:=SUM([.J8:.J11])" table:style-name="ce1">
                <text:p>25</text:p>
              </table:table-cell>
              <table:table-cell office:value-type="string" table:style-name="ce1">
                <text:p>MESAS</text:p>
              </table:table-cell>
              <table:table-cell table:number-columns-repeated="16373" table:style-name="ce1"/>
            </table:table-row>
            <table:table-row table:style-name="ro1">
              <table:table-cell office:value-type="string" table:style-name="ce1">
                <text:p>AGUA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19" table:style-name="ce1">
                <text:p>2019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35" table:style-name="ce1">
                <text:p>35</text:p>
              </table:table-cell>
              <table:table-cell table:style-name="ce1"/>
              <table:table-cell office:value-type="float" office:value="2" table:style-name="ce1">
                <text:p>2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6" table:formula="of:=[.J13]*[.K13]" table:style-name="ce1">
                <text:p>6</text:p>
              </table:table-cell>
              <table:table-cell office:value-type="float" office:value="1.3888888888888888" table:formula="of:=SUM([.L13:.L16])/[.J17]" table:style-name="ce1">
                <text:p>1,388888889</text:p>
              </table:table-cell>
              <table:table-cell table:number-columns-repeated="16371"/>
            </table:table-row>
            <table:table-row table:style-name="ro1">
              <table:table-cell office:value-type="string" table:style-name="ce1">
                <text:p>AGUA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18" table:style-name="ce1">
                <text:p>2018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20" table:style-name="ce1">
                <text:p>20</text:p>
              </table:table-cell>
              <table:table-cell office:value-type="float" office:value="13" table:style-name="ce1">
                <text:p>13</text:p>
              </table:table-cell>
              <table:table-cell table:style-name="ce1"/>
              <table:table-cell office:value-type="float" office:value="5" table:style-name="ce1">
                <text:p>5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0" table:formula="of:=[.J14]*[.K14]" table:style-name="ce1">
                <text:p>0</text:p>
              </table:table-cell>
              <table:table-cell table:number-columns-repeated="16372" table:style-name="ce1"/>
            </table:table-row>
          </table:table-row-group>
          <table:table-row table:style-name="ro1">
            <table:table-cell office:value-type="string" table:style-name="ce2">
              <text:p>Total NEUTRAL</text:p>
            </table:table-cell>
            <table:table-cell office:value-type="float" office:value="0" table:formula="of:=SUBTOTAL(9;[.B12:.B14])" table:style-name="ce1">
              <text:p>0</text:p>
            </table:table-cell>
            <table:table-cell table:number-columns-repeated="7" table:style-name="ce1"/>
            <table:table-cell office:value-type="float" office:value="3" table:style-name="ce1">
              <text:p>3</text:p>
            </table:table-cell>
            <table:table-cell office:value-type="float" office:value="1" table:style-name="ce1">
              <text:p>1</text:p>
            </table:table-cell>
            <table:table-cell office:value-type="float" office:value="3" table:formula="of:=[.J15]*[.K15]" table:style-name="ce1">
              <text:p>3</text:p>
            </table:table-cell>
            <table:table-cell table:number-columns-repeated="16372" table:style-name="ce1"/>
          </table:table-row>
          <table:table-row-group>
            <table:table-row table:style-name="ro1">
              <table:table-cell office:value-type="string" table:style-name="ce1">
                <text:p>AGUA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20" table:style-name="ce1">
                <text:p>2020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3" table:style-name="ce1">
                <text:p>13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2" table:style-name="ce1">
                <text:p>2</text:p>
              </table:table-cell>
              <table:table-cell table:style-name="ce1"/>
              <table:table-cell office:value-type="float" office:value="8" table:style-name="ce1">
                <text:p>8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16" table:formula="of:=[.J16]*[.K16]" table:style-name="ce1">
                <text:p>16</text:p>
              </table:table-cell>
              <table:table-cell table:number-columns-repeated="16372" table:style-name="ce1"/>
            </table:table-row>
            <table:table-row table:style-name="ro1">
              <table:table-cell office:value-type="string" table:style-name="ce1">
                <text:p>AGUA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00" table:style-name="ce1">
                <text:p>2000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16" table:style-name="ce1">
                <text:p>16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24" table:style-name="ce1">
                <text:p>24</text:p>
              </table:table-cell>
              <table:table-cell table:style-name="ce1"/>
              <table:table-cell office:value-type="float" office:value="18" table:formula="of:=SUM([.J13:.J16])" table:style-name="ce1">
                <text:p>18</text:p>
              </table:table-cell>
              <table:table-cell office:value-type="string" table:style-name="ce1">
                <text:p>ORDENADOR</text:p>
              </table:table-cell>
              <table:table-cell table:number-columns-repeated="16373" table:style-name="ce1"/>
            </table:table-row>
            <table:table-row table:style-name="ro1">
              <table:table-cell office:value-type="string" table:style-name="ce1">
                <text:p>AGUA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02" table:style-name="ce1">
                <text:p>2002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14" table:style-name="ce1">
                <text:p>14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20" table:style-name="ce1">
                <text:p>20</text:p>
              </table:table-cell>
              <table:table-cell table:style-name="ce1"/>
              <table:table-cell office:value-type="float" office:value="5" table:style-name="ce1">
                <text:p>5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15" table:formula="of:=[.J18]*[.K18]" table:style-name="ce1">
                <text:p>15</text:p>
              </table:table-cell>
              <table:table-cell office:value-type="float" office:value="1.6875" table:formula="of:=SUM([.L18:.L21])/[.J22]" table:style-name="ce1">
                <text:p>1,6875</text:p>
              </table:table-cell>
              <table:table-cell table:number-columns-repeated="16371"/>
            </table:table-row>
            <table:table-row table:style-name="ro1">
              <table:table-cell office:value-type="string" table:style-name="ce1">
                <text:p>AGUA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03" table:style-name="ce1">
                <text:p>2003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23" table:style-name="ce1">
                <text:p>23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7" table:style-name="ce1">
                <text:p>7</text:p>
              </table:table-cell>
              <table:table-cell table:style-name="ce1"/>
              <table:table-cell office:value-type="float" office:value="4" table:style-name="ce1">
                <text:p>4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0" table:formula="of:=[.J19]*[.K19]" table:style-name="ce1">
                <text:p>0</text:p>
              </table:table-cell>
              <table:table-cell table:number-columns-repeated="16372" table:style-name="ce1"/>
            </table:table-row>
            <table:table-row table:style-name="ro1">
              <table:table-cell office:value-type="string" table:style-name="ce1">
                <text:p>AGUA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1997" table:style-name="ce1">
                <text:p>1997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14" table:style-name="ce1">
                <text:p>14</text:p>
              </table:table-cell>
              <table:table-cell office:value-type="float" office:value="42" table:style-name="ce1">
                <text:p>42</text:p>
              </table:table-cell>
              <table:table-cell table:style-name="ce1"/>
              <table:table-cell office:value-type="float" office:value="2" table:style-name="ce1">
                <text:p>2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2" table:formula="of:=[.J20]*[.K20]" table:style-name="ce1">
                <text:p>2</text:p>
              </table:table-cell>
              <table:table-cell table:number-columns-repeated="16372" table:style-name="ce1"/>
            </table:table-row>
            <table:table-row table:style-name="ro1">
              <table:table-cell office:value-type="string" table:style-name="ce1">
                <text:p>AGUA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12" table:style-name="ce1">
                <text:p>2012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27" table:style-name="ce1">
                <text:p>27</text:p>
              </table:table-cell>
              <table:table-cell office:value-type="float" office:value="14" table:style-name="ce1">
                <text:p>14</text:p>
              </table:table-cell>
              <table:table-cell office:value-type="float" office:value="47" table:style-name="ce1">
                <text:p>47</text:p>
              </table:table-cell>
              <table:table-cell table:style-name="ce1"/>
              <table:table-cell office:value-type="float" office:value="5" table:style-name="ce1">
                <text:p>5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10" table:formula="of:=[.J21]*[.K21]" table:style-name="ce1">
                <text:p>10</text:p>
              </table:table-cell>
              <table:table-cell table:number-columns-repeated="16372" table:style-name="ce1"/>
            </table:table-row>
            <table:table-row table:style-name="ro1">
              <table:table-cell office:value-type="string" table:style-name="ce1">
                <text:p>AGUA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09" table:style-name="ce1">
                <text:p>2009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16" table:style-name="ce1">
                <text:p>16</text:p>
              </table:table-cell>
              <table:table-cell office:value-type="float" office:value="26" table:style-name="ce1">
                <text:p>26</text:p>
              </table:table-cell>
              <table:table-cell table:style-name="ce1"/>
              <table:table-cell office:value-type="float" office:value="16" table:formula="of:=SUM([.J18:.J21])" table:style-name="ce1">
                <text:p>16</text:p>
              </table:table-cell>
              <table:table-cell office:value-type="string" table:style-name="ce1">
                <text:p>PANTALLAS</text:p>
              </table:table-cell>
              <table:table-cell table:number-columns-repeated="16373" table:style-name="ce1"/>
            </table:table-row>
          </table:table-row-group>
          <table:table-row table:style-name="ro1">
            <table:table-cell office:value-type="string" table:style-name="ce2">
              <text:p>Total SATISFECHO</text:p>
            </table:table-cell>
            <table:table-cell office:value-type="float" office:value="0" table:formula="of:=SUBTOTAL(9;[.B16:.B22])" table:style-name="ce1">
              <text:p>0</text:p>
            </table:table-cell>
            <table:table-cell table:number-columns-repeated="7" table:style-name="ce1"/>
            <table:table-cell office:value-type="float" office:value="4" table:style-name="ce1">
              <text:p>4</text:p>
            </table:table-cell>
            <table:table-cell office:value-type="float" office:value="3" table:style-name="ce1">
              <text:p>3</text:p>
            </table:table-cell>
            <table:table-cell office:value-type="float" office:value="12" table:formula="of:=[.J23]*[.K23]" table:style-name="ce1">
              <text:p>12</text:p>
            </table:table-cell>
            <table:table-cell office:value-type="float" office:value="1.5" table:formula="of:=SUM([.L23:.L26])/[.J27]" table:style-name="ce1">
              <text:p>1,5</text:p>
            </table:table-cell>
            <table:table-cell table:number-columns-repeated="16371"/>
          </table:table-row>
          <table:table-row-group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11" table:style-name="ce1">
                <text:p>2011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28" table:style-name="ce1">
                <text:p>28</text:p>
              </table:table-cell>
              <table:table-cell office:value-type="float" office:value="13" table:style-name="ce1">
                <text:p>13</text:p>
              </table:table-cell>
              <table:table-cell office:value-type="float" office:value="8" table:style-name="ce1">
                <text:p>8</text:p>
              </table:table-cell>
              <table:table-cell table:style-name="ce1"/>
              <table:table-cell office:value-type="float" office:value="4" table:style-name="ce1">
                <text:p>4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0" table:formula="of:=[.J24]*[.K24]" table:style-name="ce1">
                <text:p>0</text:p>
              </table:table-cell>
              <table:table-cell table:number-columns-repeated="16372" table:style-name="ce1"/>
            </table:table-row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08" table:style-name="ce1">
                <text:p>2008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21" table:style-name="ce1">
                <text:p>21</text:p>
              </table:table-cell>
              <table:table-cell office:value-type="float" office:value="56" table:style-name="ce1">
                <text:p>56</text:p>
              </table:table-cell>
              <table:table-cell table:style-name="ce1"/>
              <table:table-cell office:value-type="float" office:value="6" table:style-name="ce1">
                <text:p>6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6" table:formula="of:=[.J25]*[.K25]" table:style-name="ce1">
                <text:p>6</text:p>
              </table:table-cell>
              <table:table-cell table:number-columns-repeated="16372" table:style-name="ce1"/>
            </table:table-row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15" table:style-name="ce1">
                <text:p>2015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31" table:style-name="ce1">
                <text:p>31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52" table:style-name="ce1">
                <text:p>52</text:p>
              </table:table-cell>
              <table:table-cell table:style-name="ce1"/>
              <table:table-cell office:value-type="float" office:value="6" table:style-name="ce1">
                <text:p>6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12" table:formula="of:=[.J26]*[.K26]" table:style-name="ce1">
                <text:p>12</text:p>
              </table:table-cell>
              <table:table-cell table:number-columns-repeated="16372" table:style-name="ce1"/>
            </table:table-row>
          </table:table-row-group>
          <table:table-row table:style-name="ro1">
            <table:table-cell office:value-type="string" table:style-name="ce2">
              <text:p>Total CONTENTO</text:p>
            </table:table-cell>
            <table:table-cell office:value-type="float" office:value="0" table:formula="of:=SUBTOTAL(9;[.B24:.B26])" table:style-name="ce1">
              <text:p>0</text:p>
            </table:table-cell>
            <table:table-cell table:number-columns-repeated="7" table:style-name="ce1"/>
            <table:table-cell office:value-type="float" office:value="20" table:formula="of:=SUM([.J23:.J26])" table:style-name="ce1">
              <text:p>20</text:p>
            </table:table-cell>
            <table:table-cell office:value-type="string" table:style-name="ce1">
              <text:p>PROYECTOR</text:p>
            </table:table-cell>
            <table:table-cell table:number-columns-repeated="16373" table:style-name="ce1"/>
          </table:table-row>
          <table:table-row-group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18" table:style-name="ce1">
                <text:p>2018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5" table:style-name="ce1">
                <text:p>15</text:p>
              </table:table-cell>
              <table:table-cell table:style-name="ce1"/>
              <table:table-cell office:value-type="float" office:value="7" table:style-name="ce1">
                <text:p>7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21" table:formula="of:=[.J28]*[.K28]" table:style-name="ce1">
                <text:p>21</text:p>
              </table:table-cell>
              <table:table-cell office:value-type="float" office:value="1.6818181818181819" table:formula="of:=SUM([.L28:.L31])/[.J32]" table:style-name="ce1">
                <text:p>1,681818182</text:p>
              </table:table-cell>
              <table:table-cell table:number-columns-repeated="16371"/>
            </table:table-row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14" table:style-name="ce1">
                <text:p>2014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23" table:style-name="ce1">
                <text:p>23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8" table:style-name="ce1">
                <text:p>18</text:p>
              </table:table-cell>
              <table:table-cell table:style-name="ce1"/>
              <table:table-cell office:value-type="float" office:value="4" table:style-name="ce1">
                <text:p>4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0" table:formula="of:=[.J29]*[.K29]" table:style-name="ce1">
                <text:p>0</text:p>
              </table:table-cell>
              <table:table-cell table:number-columns-repeated="16372" table:style-name="ce1"/>
            </table:table-row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07" table:style-name="ce1">
                <text:p>2007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30" table:style-name="ce1">
                <text:p>30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36" table:style-name="ce1">
                <text:p>36</text:p>
              </table:table-cell>
              <table:table-cell table:style-name="ce1"/>
              <table:table-cell office:value-type="float" office:value="6" table:style-name="ce1">
                <text:p>6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6" table:formula="of:=[.J30]*[.K30]" table:style-name="ce1">
                <text:p>6</text:p>
              </table:table-cell>
              <table:table-cell table:number-columns-repeated="16372" table:style-name="ce1"/>
            </table:table-row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13" table:style-name="ce1">
                <text:p>2013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20" table:style-name="ce1">
                <text:p>20</text:p>
              </table:table-cell>
              <table:table-cell office:value-type="float" office:value="25" table:style-name="ce1">
                <text:p>25</text:p>
              </table:table-cell>
              <table:table-cell table:style-name="ce1"/>
              <table:table-cell office:value-type="float" office:value="5" table:style-name="ce1">
                <text:p>5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10" table:formula="of:=[.J31]*[.K31]" table:style-name="ce1">
                <text:p>10</text:p>
              </table:table-cell>
              <table:table-cell table:number-columns-repeated="16372" table:style-name="ce1"/>
            </table:table-row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14" table:style-name="ce1">
                <text:p>2014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20" table:style-name="ce1">
                <text:p>20</text:p>
              </table:table-cell>
              <table:table-cell office:value-type="float" office:value="45" table:style-name="ce1">
                <text:p>45</text:p>
              </table:table-cell>
              <table:table-cell table:style-name="ce1"/>
              <table:table-cell office:value-type="float" office:value="22" table:formula="of:=SUM([.J28:.J31])" table:style-name="ce1">
                <text:p>22</text:p>
              </table:table-cell>
              <table:table-cell office:value-type="string" table:style-name="ce1">
                <text:p>RATON</text:p>
              </table:table-cell>
              <table:table-cell table:number-columns-repeated="16373" table:style-name="ce1"/>
            </table:table-row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25" table:style-name="ce1">
                <text:p>2025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25" table:style-name="ce1">
                <text:p>25</text:p>
              </table:table-cell>
              <table:table-cell office:value-type="float" office:value="20" table:style-name="ce1">
                <text:p>20</text:p>
              </table:table-cell>
              <table:table-cell office:value-type="float" office:value="9" table:style-name="ce1">
                <text:p>9</text:p>
              </table:table-cell>
              <table:table-cell table:style-name="ce1"/>
              <table:table-cell office:value-type="float" office:value="5" table:style-name="ce1">
                <text:p>5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15" table:formula="of:=[.J33]*[.K33]" table:style-name="ce1">
                <text:p>15</text:p>
              </table:table-cell>
              <table:table-cell office:value-type="float" office:value="1.6" table:formula="of:=SUM([.L33:.L36])/[.J37]" table:style-name="ce1">
                <text:p>1,6</text:p>
              </table:table-cell>
              <table:table-cell table:number-columns-repeated="16371"/>
            </table:table-row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22" table:style-name="ce1">
                <text:p>2022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24" table:style-name="ce1">
                <text:p>24</text:p>
              </table:table-cell>
              <table:table-cell office:value-type="float" office:value="21" table:style-name="ce1">
                <text:p>21</text:p>
              </table:table-cell>
              <table:table-cell office:value-type="float" office:value="32" table:style-name="ce1">
                <text:p>32</text:p>
              </table:table-cell>
              <table:table-cell table:style-name="ce1"/>
              <table:table-cell office:value-type="float" office:value="4" table:style-name="ce1">
                <text:p>4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0" table:formula="of:=[.J34]*[.K34]" table:style-name="ce1">
                <text:p>0</text:p>
              </table:table-cell>
              <table:table-cell table:number-columns-repeated="16372" table:style-name="ce1"/>
            </table:table-row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05" table:style-name="ce1">
                <text:p>2005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23" table:style-name="ce1">
                <text:p>23</text:p>
              </table:table-cell>
              <table:table-cell office:value-type="float" office:value="0" table:style-name="ce1">
                <text:p>0</text:p>
              </table:table-cell>
              <table:table-cell table:style-name="ce1"/>
              <table:table-cell office:value-type="float" office:value="3" table:style-name="ce1">
                <text:p>3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3" table:formula="of:=[.J35]*[.K35]" table:style-name="ce1">
                <text:p>3</text:p>
              </table:table-cell>
              <table:table-cell table:number-columns-repeated="16372" table:style-name="ce1"/>
            </table:table-row>
          </table:table-row-group>
          <table:table-row table:style-name="ro1">
            <table:table-cell office:value-type="string" table:style-name="ce2">
              <text:p>Total ENFADADO</text:p>
            </table:table-cell>
            <table:table-cell office:value-type="float" office:value="0" table:formula="of:=SUBTOTAL(9;[.B28:.B35])" table:style-name="ce1">
              <text:p>0</text:p>
            </table:table-cell>
            <table:table-cell table:number-columns-repeated="7" table:style-name="ce1"/>
            <table:table-cell office:value-type="float" office:value="3" table:style-name="ce1">
              <text:p>3</text:p>
            </table:table-cell>
            <table:table-cell office:value-type="float" office:value="2" table:style-name="ce1">
              <text:p>2</text:p>
            </table:table-cell>
            <table:table-cell office:value-type="float" office:value="6" table:formula="of:=[.J36]*[.K36]" table:style-name="ce1">
              <text:p>6</text:p>
            </table:table-cell>
            <table:table-cell table:number-columns-repeated="16372" table:style-name="ce1"/>
          </table:table-row>
          <table:table-row-group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15" table:style-name="ce1">
                <text:p>2015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30" table:style-name="ce1">
                <text:p>30</text:p>
              </table:table-cell>
              <table:table-cell table:style-name="ce1"/>
              <table:table-cell office:value-type="float" office:value="15" table:formula="of:=SUM([.J33:.J36])" table:style-name="ce1">
                <text:p>15</text:p>
              </table:table-cell>
              <table:table-cell office:value-type="string" table:style-name="ce1">
                <text:p>SILLAS</text:p>
              </table:table-cell>
              <table:table-cell table:number-columns-repeated="16373" table:style-name="ce1"/>
            </table:table-row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18" table:style-name="ce1">
                <text:p>2018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17" table:style-name="ce1">
                <text:p>17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7" table:style-name="ce1">
                <text:p>7</text:p>
              </table:table-cell>
              <table:table-cell table:style-name="ce1"/>
              <table:table-cell office:value-type="float" office:value="4" table:style-name="ce1">
                <text:p>4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12" table:formula="of:=[.J38]*[.K38]" table:style-name="ce1">
                <text:p>12</text:p>
              </table:table-cell>
              <table:table-cell office:value-type="float" office:value="1.3333333333333333" table:formula="of:=SUM([.L38:.L41])/[.J42]" table:style-name="ce1">
                <text:p>1,333333333</text:p>
              </table:table-cell>
              <table:table-cell table:number-columns-repeated="16371"/>
            </table:table-row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13" table:style-name="ce1">
                <text:p>2013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31" table:style-name="ce1">
                <text:p>31</text:p>
              </table:table-cell>
              <table:table-cell office:value-type="float" office:value="13" table:style-name="ce1">
                <text:p>13</text:p>
              </table:table-cell>
              <table:table-cell office:value-type="float" office:value="57" table:style-name="ce1">
                <text:p>57</text:p>
              </table:table-cell>
              <table:table-cell table:style-name="ce1"/>
              <table:table-cell office:value-type="float" office:value="8" table:style-name="ce1">
                <text:p>8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0" table:formula="of:=[.J39]*[.K39]" table:style-name="ce1">
                <text:p>0</text:p>
              </table:table-cell>
              <table:table-cell table:number-columns-repeated="16372" table:style-name="ce1"/>
            </table:table-row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1997" table:style-name="ce1">
                <text:p>1997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14" table:style-name="ce1">
                <text:p>14</text:p>
              </table:table-cell>
              <table:table-cell office:value-type="float" office:value="10" table:style-name="ce1">
                <text:p>10</text:p>
              </table:table-cell>
              <table:table-cell table:style-name="ce1"/>
              <table:table-cell office:value-type="float" office:value="4" table:style-name="ce1">
                <text:p>4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4" table:formula="of:=[.J40]*[.K40]" table:style-name="ce1">
                <text:p>4</text:p>
              </table:table-cell>
              <table:table-cell table:number-columns-repeated="16372" table:style-name="ce1"/>
            </table:table-row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03" table:style-name="ce1">
                <text:p>2003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15" table:style-name="ce1">
                <text:p>15</text:p>
              </table:table-cell>
              <table:table-cell office:value-type="float" office:value="54" table:style-name="ce1">
                <text:p>54</text:p>
              </table:table-cell>
              <table:table-cell table:style-name="ce1"/>
              <table:table-cell office:value-type="float" office:value="8" table:style-name="ce1">
                <text:p>8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16" table:formula="of:=[.J41]*[.K41]" table:style-name="ce1">
                <text:p>16</text:p>
              </table:table-cell>
              <table:table-cell table:number-columns-repeated="16372" table:style-name="ce1"/>
            </table:table-row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1994" table:style-name="ce1">
                <text:p>1994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17" table:style-name="ce1">
                <text:p>17</text:p>
              </table:table-cell>
              <table:table-cell office:value-type="float" office:value="39" table:style-name="ce1">
                <text:p>39</text:p>
              </table:table-cell>
              <table:table-cell table:style-name="ce1"/>
              <table:table-cell office:value-type="float" office:value="24" table:formula="of:=SUM([.J38:.J41])" table:style-name="ce1">
                <text:p>24</text:p>
              </table:table-cell>
              <table:table-cell office:value-type="string" table:style-name="ce1">
                <text:p>TECLADO</text:p>
              </table:table-cell>
              <table:table-cell table:number-columns-repeated="16373" table:style-name="ce1"/>
            </table:table-row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23" table:style-name="ce1">
                <text:p>2023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29" table:style-name="ce1">
                <text:p>29</text:p>
              </table:table-cell>
              <table:table-cell office:value-type="float" office:value="20" table:style-name="ce1">
                <text:p>20</text:p>
              </table:table-cell>
              <table:table-cell office:value-type="float" office:value="48" table:style-name="ce1">
                <text:p>48</text:p>
              </table:table-cell>
              <table:table-cell table:style-name="ce1"/>
              <table:table-cell office:value-type="float" office:value="6" table:style-name="ce1">
                <text:p>6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18" table:formula="of:=[.J43]*[.K43]" table:style-name="ce1">
                <text:p>18</text:p>
              </table:table-cell>
              <table:table-cell office:value-type="float" office:value="1.3214285714285714" table:formula="of:=SUM([.L43:.L46])/[.J47]" table:style-name="ce1">
                <text:p>1,321428571</text:p>
              </table:table-cell>
              <table:table-cell table:number-columns-repeated="16371"/>
            </table:table-row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02" table:style-name="ce1">
                <text:p>2002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28" table:style-name="ce1">
                <text:p>28</text:p>
              </table:table-cell>
              <table:table-cell office:value-type="float" office:value="21" table:style-name="ce1">
                <text:p>21</text:p>
              </table:table-cell>
              <table:table-cell office:value-type="float" office:value="55" table:style-name="ce1">
                <text:p>55</text:p>
              </table:table-cell>
              <table:table-cell table:style-name="ce1"/>
              <table:table-cell office:value-type="float" office:value="8" table:style-name="ce1">
                <text:p>8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0" table:formula="of:=[.J44]*[.K44]" table:style-name="ce1">
                <text:p>0</text:p>
              </table:table-cell>
              <table:table-cell table:number-columns-repeated="16372" table:style-name="ce1"/>
            </table:table-row>
          </table:table-row-group>
          <table:table-row table:style-name="ro1">
            <table:table-cell office:value-type="string" table:style-name="ce2">
              <text:p>Total NEUTRAL</text:p>
            </table:table-cell>
            <table:table-cell office:value-type="float" office:value="0" table:formula="of:=SUBTOTAL(9;[.B37:.B44])" table:style-name="ce1">
              <text:p>0</text:p>
            </table:table-cell>
            <table:table-cell table:number-columns-repeated="7" table:style-name="ce1"/>
            <table:table-cell office:value-type="float" office:value="9" table:style-name="ce1">
              <text:p>9</text:p>
            </table:table-cell>
            <table:table-cell office:value-type="float" office:value="1" table:style-name="ce1">
              <text:p>1</text:p>
            </table:table-cell>
            <table:table-cell office:value-type="float" office:value="9" table:formula="of:=[.J45]*[.K45]" table:style-name="ce1">
              <text:p>9</text:p>
            </table:table-cell>
            <table:table-cell table:number-columns-repeated="16372" table:style-name="ce1"/>
          </table:table-row>
          <table:table-row-group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00" table:style-name="ce1">
                <text:p>2000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30" table:style-name="ce1">
                <text:p>30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33" table:style-name="ce1">
                <text:p>33</text:p>
              </table:table-cell>
              <table:table-cell table:style-name="ce1"/>
              <table:table-cell office:value-type="float" office:value="5" table:style-name="ce1">
                <text:p>5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10" table:formula="of:=[.J46]*[.K46]" table:style-name="ce1">
                <text:p>10</text:p>
              </table:table-cell>
              <table:table-cell table:number-columns-repeated="16372" table:style-name="ce1"/>
            </table:table-row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10" table:style-name="ce1">
                <text:p>2010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58" table:style-name="ce1">
                <text:p>58</text:p>
              </table:table-cell>
              <table:table-cell table:style-name="ce1"/>
              <table:table-cell office:value-type="float" office:value="28" table:formula="of:=SUM([.J43:.J46])" table:style-name="ce1">
                <text:p>28</text:p>
              </table:table-cell>
              <table:table-cell office:value-type="string" table:style-name="ce1">
                <text:p>TEMPERATURA</text:p>
              </table:table-cell>
              <table:table-cell table:number-columns-repeated="16373" table:style-name="ce1"/>
            </table:table-row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06" table:style-name="ce1">
                <text:p>2006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20" table:style-name="ce1">
                <text:p>20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39" table:style-name="ce1">
                <text:p>39</text:p>
              </table:table-cell>
              <table:table-cell table:style-name="ce1"/>
              <table:table-cell office:value-type="float" office:value="2" table:style-name="ce1">
                <text:p>2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6" table:formula="of:=[.J48]*[.K48]" table:style-name="ce1">
                <text:p>6</text:p>
              </table:table-cell>
              <table:table-cell office:value-type="float" office:value="1.2" table:formula="of:=SUM([.L48:.L51])/[.J52]" table:style-name="ce1">
                <text:p>1,2</text:p>
              </table:table-cell>
              <table:table-cell table:number-columns-repeated="16371"/>
            </table:table-row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18" table:style-name="ce1">
                <text:p>2018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13" table:style-name="ce1">
                <text:p>13</text:p>
              </table:table-cell>
              <table:table-cell office:value-type="float" office:value="49" table:style-name="ce1">
                <text:p>49</text:p>
              </table:table-cell>
              <table:table-cell table:style-name="ce1"/>
              <table:table-cell office:value-type="float" office:value="5" table:style-name="ce1">
                <text:p>5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0" table:formula="of:=[.J49]*[.K49]" table:style-name="ce1">
                <text:p>0</text:p>
              </table:table-cell>
              <table:table-cell table:number-columns-repeated="16372"/>
            </table:table-row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07" table:style-name="ce1">
                <text:p>2007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16" table:style-name="ce1">
                <text:p>16</text:p>
              </table:table-cell>
              <table:table-cell office:value-type="float" office:value="18" table:style-name="ce1">
                <text:p>18</text:p>
              </table:table-cell>
              <table:table-cell office:value-type="float" office:value="43" table:style-name="ce1">
                <text:p>43</text:p>
              </table:table-cell>
              <table:table-cell table:style-name="ce1"/>
              <table:table-cell office:value-type="float" office:value="4" table:style-name="ce1">
                <text:p>4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4" table:formula="of:=[.J50]*[.K50]" table:style-name="ce1">
                <text:p>4</text:p>
              </table:table-cell>
              <table:table-cell table:number-columns-repeated="16372"/>
            </table:table-row>
            <table:table-row table:style-name="ro1">
              <table:table-cell office:value-type="string" table:style-name="ce1">
                <text:p>LUZ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23" table:style-name="ce1">
                <text:p>2023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23" table:style-name="ce1">
                <text:p>23</text:p>
              </table:table-cell>
              <table:table-cell office:value-type="float" office:value="46" table:style-name="ce1">
                <text:p>46</text:p>
              </table:table-cell>
              <table:table-cell table:style-name="ce1"/>
              <table:table-cell office:value-type="float" office:value="4" table:style-name="ce1">
                <text:p>4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8" table:formula="of:=[.J51]*[.K51]" table:style-name="ce1">
                <text:p>8</text:p>
              </table:table-cell>
              <table:table-cell table:number-columns-repeated="16372"/>
            </table:table-row>
          </table:table-row-group>
          <table:table-row table:style-name="ro1">
            <table:table-cell office:value-type="string" table:style-name="ce2">
              <text:p>Total SATISFECHO</text:p>
            </table:table-cell>
            <table:table-cell office:value-type="float" office:value="0" table:formula="of:=SUBTOTAL(9;[.B46:.B51])" table:style-name="ce1">
              <text:p>0</text:p>
            </table:table-cell>
            <table:table-cell table:number-columns-repeated="7" table:style-name="ce1"/>
            <table:table-cell office:value-type="float" office:value="15" table:formula="of:=SUM([.J48:.J51])" table:style-name="ce1">
              <text:p>15</text:p>
            </table:table-cell>
            <table:table-cell table:number-columns-repeated="16374" table:style-name="ce1"/>
          </table:table-row>
          <table:table-row-group>
            <table:table-row table:style-name="ro1">
              <table:table-cell office:value-type="string" table:style-name="ce1">
                <text:p>MESAS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06" table:style-name="ce1">
                <text:p>2006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13" table:style-name="ce1">
                <text:p>13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59" table:style-name="ce1">
                <text:p>59</text:p>
              </table:table-cell>
              <table:table-cell table:number-columns-repeated="16376" table:style-name="ce1"/>
            </table:table-row>
            <table:table-row table:style-name="ro1">
              <table:table-cell office:value-type="string" table:style-name="ce1">
                <text:p>MESAS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1997" table:style-name="ce1">
                <text:p>1997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18" table:style-name="ce1">
                <text:p>18</text:p>
              </table:table-cell>
              <table:table-cell office:value-type="float" office:value="21" table:style-name="ce1">
                <text:p>21</text:p>
              </table:table-cell>
              <table:table-cell office:value-type="float" office:value="19" table:style-name="ce1">
                <text:p>19</text:p>
              </table:table-cell>
              <table:table-cell table:number-columns-repeated="16376" table:style-name="ce1"/>
            </table:table-row>
          </table:table-row-group>
          <table:table-row table:style-name="ro1">
            <table:table-cell office:value-type="string" table:style-name="ce2">
              <text:p>Total CONTENTO</text:p>
            </table:table-cell>
            <table:table-cell office:value-type="float" office:value="0" table:formula="of:=SUBTOTAL(9;[.B53:.B54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MESAS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11" table:style-name="ce1">
                <text:p>2011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17" table:style-name="ce1">
                <text:p>17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31" table:style-name="ce1">
                <text:p>31</text:p>
              </table:table-cell>
              <table:table-cell table:number-columns-repeated="16376" table:style-name="ce1"/>
            </table:table-row>
            <table:table-row table:style-name="ro1">
              <table:table-cell office:value-type="string" table:style-name="ce1">
                <text:p>MESAS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08" table:style-name="ce1">
                <text:p>2008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28" table:style-name="ce1">
                <text:p>28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53" table:style-name="ce1">
                <text:p>53</text:p>
              </table:table-cell>
              <table:table-cell table:number-columns-repeated="16376" table:style-name="ce1"/>
            </table:table-row>
            <table:table-row table:style-name="ro1">
              <table:table-cell office:value-type="string" table:style-name="ce1">
                <text:p>MESAS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16" table:style-name="ce1">
                <text:p>2016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5" table:style-name="ce1">
                <text:p>15</text:p>
              </table:table-cell>
              <table:table-cell office:value-type="float" office:value="27" table:style-name="ce1">
                <text:p>27</text:p>
              </table:table-cell>
              <table:table-cell table:number-columns-repeated="16376" table:style-name="ce1"/>
            </table:table-row>
            <table:table-row table:style-name="ro1">
              <table:table-cell office:value-type="string" table:style-name="ce1">
                <text:p>MESAS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21" table:style-name="ce1">
                <text:p>2021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16" table:style-name="ce1">
                <text:p>16</text:p>
              </table:table-cell>
              <table:table-cell office:value-type="float" office:value="58" table:style-name="ce1">
                <text:p>58</text:p>
              </table:table-cell>
              <table:table-cell table:number-columns-repeated="16376" table:style-name="ce1"/>
            </table:table-row>
            <table:table-row table:style-name="ro1">
              <table:table-cell office:value-type="string" table:style-name="ce1">
                <text:p>MESAS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17" table:style-name="ce1">
                <text:p>2017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18" table:style-name="ce1">
                <text:p>18</text:p>
              </table:table-cell>
              <table:table-cell office:value-type="float" office:value="38" table:style-name="ce1">
                <text:p>38</text:p>
              </table:table-cell>
              <table:table-cell table:number-columns-repeated="16376" table:style-name="ce1"/>
            </table:table-row>
          </table:table-row-group>
          <table:table-row table:style-name="ro1">
            <table:table-cell office:value-type="string" table:style-name="ce2">
              <text:p>Total ENFADADO</text:p>
            </table:table-cell>
            <table:table-cell office:value-type="float" office:value="0" table:formula="of:=SUBTOTAL(9;[.B56:.B60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MESAS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1995" table:style-name="ce1">
                <text:p>1995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15" table:style-name="ce1">
                <text:p>15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48" table:style-name="ce1">
                <text:p>48</text:p>
              </table:table-cell>
              <table:table-cell table:number-columns-repeated="16376" table:style-name="ce1"/>
            </table:table-row>
            <table:table-row table:style-name="ro1">
              <table:table-cell office:value-type="string" table:style-name="ce1">
                <text:p>MESAS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08" table:style-name="ce1">
                <text:p>2008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39" table:style-name="ce1">
                <text:p>39</text:p>
              </table:table-cell>
              <table:table-cell table:number-columns-repeated="16376" table:style-name="ce1"/>
            </table:table-row>
            <table:table-row table:style-name="ro1">
              <table:table-cell office:value-type="string" table:style-name="ce1">
                <text:p>MESAS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00" table:style-name="ce1">
                <text:p>2000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14" table:style-name="ce1">
                <text:p>14</text:p>
              </table:table-cell>
              <table:table-cell table:number-columns-repeated="16376" table:style-name="ce1"/>
            </table:table-row>
          </table:table-row-group>
          <table:table-row table:style-name="ro1">
            <table:table-cell office:value-type="string" table:style-name="ce2">
              <text:p>Total NEUTRAL</text:p>
            </table:table-cell>
            <table:table-cell office:value-type="float" office:value="0" table:formula="of:=SUBTOTAL(9;[.B62:.B64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MESAS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09" table:style-name="ce1">
                <text:p>2009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19" table:style-name="ce1">
                <text:p>19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44" table:style-name="ce1">
                <text:p>44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MESAS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02" table:style-name="ce1">
                <text:p>2002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38" table:style-name="ce1">
                <text:p>38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MESAS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24" table:style-name="ce1">
                <text:p>2024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57" table:style-name="ce1">
                <text:p>57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MESAS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10" table:style-name="ce1">
                <text:p>2010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2" table:style-name="ce1">
                <text:p>2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MESAS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24" table:style-name="ce1">
                <text:p>2024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8" table:style-name="ce1">
                <text:p>18</text:p>
              </table:table-cell>
              <table:table-cell office:value-type="float" office:value="2" table:style-name="ce1">
                <text:p>2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MESAS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00" table:style-name="ce1">
                <text:p>2000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15" table:style-name="ce1">
                <text:p>15</text:p>
              </table:table-cell>
              <table:table-cell office:value-type="float" office:value="18" table:style-name="ce1">
                <text:p>18</text:p>
              </table:table-cell>
              <table:table-cell office:value-type="float" office:value="4" table:style-name="ce1">
                <text:p>4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MESAS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00" table:style-name="ce1">
                <text:p>2000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31" table:style-name="ce1">
                <text:p>31</text:p>
              </table:table-cell>
              <table:table-cell office:value-type="float" office:value="19" table:style-name="ce1">
                <text:p>19</text:p>
              </table:table-cell>
              <table:table-cell office:value-type="float" office:value="12" table:style-name="ce1">
                <text:p>12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MESAS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19" table:style-name="ce1">
                <text:p>2019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23" table:style-name="ce1">
                <text:p>23</text:p>
              </table:table-cell>
              <table:table-cell office:value-type="float" office:value="21" table:style-name="ce1">
                <text:p>21</text:p>
              </table:table-cell>
              <table:table-cell office:value-type="float" office:value="44" table:style-name="ce1">
                <text:p>44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SATISFECHO</text:p>
            </table:table-cell>
            <table:table-cell office:value-type="float" office:value="0" table:formula="of:=SUBTOTAL(9;[.B66:.B73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ORDENADOR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1997" table:style-name="ce1">
                <text:p>1997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29" table:style-name="ce1">
                <text:p>29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33" table:style-name="ce1">
                <text:p>3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ORDENADOR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04" table:style-name="ce1">
                <text:p>2004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26" table:style-name="ce1">
                <text:p>26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6" table:style-name="ce1">
                <text:p>6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ORDENADOR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02" table:style-name="ce1">
                <text:p>2002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22" table:style-name="ce1">
                <text:p>22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ORDENADOR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1995" table:style-name="ce1">
                <text:p>1995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30" table:style-name="ce1">
                <text:p>30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33" table:style-name="ce1">
                <text:p>3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ORDENADOR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09" table:style-name="ce1">
                <text:p>2009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23" table:style-name="ce1">
                <text:p>23</text:p>
              </table:table-cell>
              <table:table-cell office:value-type="float" office:value="3" table:style-name="ce1">
                <text:p>3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CONTENTO</text:p>
            </table:table-cell>
            <table:table-cell office:value-type="float" office:value="0" table:formula="of:=SUBTOTAL(9;[.B75:.B79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ORDENADOR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07" table:style-name="ce1">
                <text:p>2007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16" table:style-name="ce1">
                <text:p>16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37" table:style-name="ce1">
                <text:p>37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ORDENADOR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04" table:style-name="ce1">
                <text:p>2004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21" table:style-name="ce1">
                <text:p>21</text:p>
              </table:table-cell>
              <table:table-cell office:value-type="float" office:value="13" table:style-name="ce1">
                <text:p>13</text:p>
              </table:table-cell>
              <table:table-cell office:value-type="float" office:value="33" table:style-name="ce1">
                <text:p>3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ORDENADOR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07" table:style-name="ce1">
                <text:p>2007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21" table:style-name="ce1">
                <text:p>21</text:p>
              </table:table-cell>
              <table:table-cell office:value-type="float" office:value="27" table:style-name="ce1">
                <text:p>27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ORDENADOR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06" table:style-name="ce1">
                <text:p>2006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16" table:style-name="ce1">
                <text:p>16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11" table:style-name="ce1">
                <text:p>11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ENFADADO</text:p>
            </table:table-cell>
            <table:table-cell office:value-type="float" office:value="0" table:formula="of:=SUBTOTAL(9;[.B81:.B84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ORDENADOR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00" table:style-name="ce1">
                <text:p>2000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14" table:style-name="ce1">
                <text:p>14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4" table:style-name="ce1">
                <text:p>4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ORDENADOR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07" table:style-name="ce1">
                <text:p>2007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10" table:style-name="ce1">
                <text:p>10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NEUTRAL</text:p>
            </table:table-cell>
            <table:table-cell office:value-type="float" office:value="0" table:formula="of:=SUBTOTAL(9;[.B86:.B87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ORDENADOR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02" table:style-name="ce1">
                <text:p>2002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53" table:style-name="ce1">
                <text:p>5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ORDENADOR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20" table:style-name="ce1">
                <text:p>2020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29" table:style-name="ce1">
                <text:p>29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45" table:style-name="ce1">
                <text:p>45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ORDENADOR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25" table:style-name="ce1">
                <text:p>2025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20" table:style-name="ce1">
                <text:p>20</text:p>
              </table:table-cell>
              <table:table-cell office:value-type="float" office:value="15" table:style-name="ce1">
                <text:p>15</text:p>
              </table:table-cell>
              <table:table-cell office:value-type="float" office:value="19" table:style-name="ce1">
                <text:p>19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ORDENADOR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20" table:style-name="ce1">
                <text:p>2020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20" table:style-name="ce1">
                <text:p>20</text:p>
              </table:table-cell>
              <table:table-cell office:value-type="float" office:value="40" table:style-name="ce1">
                <text:p>40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ORDENADOR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12" table:style-name="ce1">
                <text:p>2012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15" table:style-name="ce1">
                <text:p>15</text:p>
              </table:table-cell>
              <table:table-cell office:value-type="float" office:value="20" table:style-name="ce1">
                <text:p>20</text:p>
              </table:table-cell>
              <table:table-cell office:value-type="float" office:value="58" table:style-name="ce1">
                <text:p>58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SATISFECHO</text:p>
            </table:table-cell>
            <table:table-cell office:value-type="float" office:value="0" table:formula="of:=SUBTOTAL(9;[.B89:.B93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PANTALLAS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02" table:style-name="ce1">
                <text:p>2002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5" table:style-name="ce1">
                <text:p>5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ANTALLAS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00" table:style-name="ce1">
                <text:p>2000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17" table:style-name="ce1">
                <text:p>17</text:p>
              </table:table-cell>
              <table:table-cell office:value-type="float" office:value="18" table:style-name="ce1">
                <text:p>18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ANTALLAS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18" table:style-name="ce1">
                <text:p>2018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15" table:style-name="ce1">
                <text:p>15</text:p>
              </table:table-cell>
              <table:table-cell office:value-type="float" office:value="20" table:style-name="ce1">
                <text:p>20</text:p>
              </table:table-cell>
              <table:table-cell office:value-type="float" office:value="53" table:style-name="ce1">
                <text:p>5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ANTALLAS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20" table:style-name="ce1">
                <text:p>2020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28" table:style-name="ce1">
                <text:p>28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7" table:style-name="ce1">
                <text:p>7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CONTENTO</text:p>
            </table:table-cell>
            <table:table-cell office:value-type="float" office:value="0" table:formula="of:=SUBTOTAL(9;[.B95:.B98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PANTALLAS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1996" table:style-name="ce1">
                <text:p>1996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6" table:style-name="ce1">
                <text:p>6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ANTALLAS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01" table:style-name="ce1">
                <text:p>2001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28" table:style-name="ce1">
                <text:p>28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21" table:style-name="ce1">
                <text:p>21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ANTALLAS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15" table:style-name="ce1">
                <text:p>2015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30" table:style-name="ce1">
                <text:p>30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11" table:style-name="ce1">
                <text:p>11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ANTALLAS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04" table:style-name="ce1">
                <text:p>2004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27" table:style-name="ce1">
                <text:p>27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50" table:style-name="ce1">
                <text:p>50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ENFADADO</text:p>
            </table:table-cell>
            <table:table-cell office:value-type="float" office:value="0" table:formula="of:=SUBTOTAL(9;[.B100:.B103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PANTALLAS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05" table:style-name="ce1">
                <text:p>2005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23" table:style-name="ce1">
                <text:p>2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ANTALLAS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09" table:style-name="ce1">
                <text:p>2009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26" table:style-name="ce1">
                <text:p>26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ANTALLAS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06" table:style-name="ce1">
                <text:p>2006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36" table:style-name="ce1">
                <text:p>36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ANTALLAS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01" table:style-name="ce1">
                <text:p>2001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31" table:style-name="ce1">
                <text:p>31</text:p>
              </table:table-cell>
              <table:table-cell office:value-type="float" office:value="13" table:style-name="ce1">
                <text:p>13</text:p>
              </table:table-cell>
              <table:table-cell office:value-type="float" office:value="47" table:style-name="ce1">
                <text:p>47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ANTALLAS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13" table:style-name="ce1">
                <text:p>2013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19" table:style-name="ce1">
                <text:p>19</text:p>
              </table:table-cell>
              <table:table-cell office:value-type="float" office:value="19" table:style-name="ce1">
                <text:p>19</text:p>
              </table:table-cell>
              <table:table-cell office:value-type="float" office:value="12" table:style-name="ce1">
                <text:p>12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ANTALLAS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06" table:style-name="ce1">
                <text:p>2006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2" table:style-name="ce1">
                <text:p>2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NEUTRAL</text:p>
            </table:table-cell>
            <table:table-cell office:value-type="float" office:value="0" table:formula="of:=SUBTOTAL(9;[.B105:.B110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PANTALLAS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1997" table:style-name="ce1">
                <text:p>1997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50" table:style-name="ce1">
                <text:p>50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ANTALLAS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1999" table:style-name="ce1">
                <text:p>1999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5" table:style-name="ce1">
                <text:p>15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47" table:style-name="ce1">
                <text:p>47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ANTALLAS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01" table:style-name="ce1">
                <text:p>2001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27" table:style-name="ce1">
                <text:p>27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ANTALLAS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15" table:style-name="ce1">
                <text:p>2015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13" table:style-name="ce1">
                <text:p>13</text:p>
              </table:table-cell>
              <table:table-cell office:value-type="float" office:value="13" table:style-name="ce1">
                <text:p>1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ANTALLAS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13" table:style-name="ce1">
                <text:p>2013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16" table:style-name="ce1">
                <text:p>16</text:p>
              </table:table-cell>
              <table:table-cell office:value-type="float" office:value="51" table:style-name="ce1">
                <text:p>51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ANTALLAS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11" table:style-name="ce1">
                <text:p>2011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17" table:style-name="ce1">
                <text:p>17</text:p>
              </table:table-cell>
              <table:table-cell office:value-type="float" office:value="2" table:style-name="ce1">
                <text:p>2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SATISFECHO</text:p>
            </table:table-cell>
            <table:table-cell office:value-type="float" office:value="0" table:formula="of:=SUBTOTAL(9;[.B112:.B117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PROYECTOR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08" table:style-name="ce1">
                <text:p>2008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42" table:style-name="ce1">
                <text:p>42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ROYECTOR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02" table:style-name="ce1">
                <text:p>2002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16" table:style-name="ce1">
                <text:p>16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ROYECTOR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00" table:style-name="ce1">
                <text:p>2000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16" table:style-name="ce1">
                <text:p>16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9" table:style-name="ce1">
                <text:p>9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ROYECTOR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02" table:style-name="ce1">
                <text:p>2002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13" table:style-name="ce1">
                <text:p>13</text:p>
              </table:table-cell>
              <table:table-cell office:value-type="float" office:value="26" table:style-name="ce1">
                <text:p>26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ROYECTOR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10" table:style-name="ce1">
                <text:p>2010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17" table:style-name="ce1">
                <text:p>17</text:p>
              </table:table-cell>
              <table:table-cell office:value-type="float" office:value="32" table:style-name="ce1">
                <text:p>32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ROYECTOR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1999" table:style-name="ce1">
                <text:p>1999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16" table:style-name="ce1">
                <text:p>16</text:p>
              </table:table-cell>
              <table:table-cell office:value-type="float" office:value="17" table:style-name="ce1">
                <text:p>17</text:p>
              </table:table-cell>
              <table:table-cell office:value-type="float" office:value="59" table:style-name="ce1">
                <text:p>59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ROYECTOR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1997" table:style-name="ce1">
                <text:p>1997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21" table:style-name="ce1">
                <text:p>21</text:p>
              </table:table-cell>
              <table:table-cell office:value-type="float" office:value="52" table:style-name="ce1">
                <text:p>52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CONTENTO</text:p>
            </table:table-cell>
            <table:table-cell office:value-type="float" office:value="0" table:formula="of:=SUBTOTAL(9;[.B119:.B125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PROYECTOR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1999" table:style-name="ce1">
                <text:p>1999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20" table:style-name="ce1">
                <text:p>20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23" table:style-name="ce1">
                <text:p>2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ROYECTOR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04" table:style-name="ce1">
                <text:p>2004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30" table:style-name="ce1">
                <text:p>30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24" table:style-name="ce1">
                <text:p>24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ROYECTOR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09" table:style-name="ce1">
                <text:p>2009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39" table:style-name="ce1">
                <text:p>39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ROYECTOR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23" table:style-name="ce1">
                <text:p>2023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19" table:style-name="ce1">
                <text:p>19</text:p>
              </table:table-cell>
              <table:table-cell office:value-type="float" office:value="5" table:style-name="ce1">
                <text:p>5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ENFADADO</text:p>
            </table:table-cell>
            <table:table-cell office:value-type="float" office:value="0" table:formula="of:=SUBTOTAL(9;[.B127:.B130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PROYECTOR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09" table:style-name="ce1">
                <text:p>2009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8" table:style-name="ce1">
                <text:p>18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44" table:style-name="ce1">
                <text:p>44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ROYECTOR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1996" table:style-name="ce1">
                <text:p>1996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18" table:style-name="ce1">
                <text:p>18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44" table:style-name="ce1">
                <text:p>44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ROYECTOR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01" table:style-name="ce1">
                <text:p>2001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50" table:style-name="ce1">
                <text:p>50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ROYECTOR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15" table:style-name="ce1">
                <text:p>2015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19" table:style-name="ce1">
                <text:p>19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37" table:style-name="ce1">
                <text:p>37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ROYECTOR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07" table:style-name="ce1">
                <text:p>2007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31" table:style-name="ce1">
                <text:p>31</text:p>
              </table:table-cell>
              <table:table-cell office:value-type="float" office:value="20" table:style-name="ce1">
                <text:p>20</text:p>
              </table:table-cell>
              <table:table-cell office:value-type="float" office:value="37" table:style-name="ce1">
                <text:p>37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ROYECTOR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00" table:style-name="ce1">
                <text:p>2000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15" table:style-name="ce1">
                <text:p>15</text:p>
              </table:table-cell>
              <table:table-cell office:value-type="float" office:value="21" table:style-name="ce1">
                <text:p>21</text:p>
              </table:table-cell>
              <table:table-cell office:value-type="float" office:value="13" table:style-name="ce1">
                <text:p>13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NEUTRAL</text:p>
            </table:table-cell>
            <table:table-cell office:value-type="float" office:value="0" table:formula="of:=SUBTOTAL(9;[.B132:.B137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PROYECTOR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04" table:style-name="ce1">
                <text:p>2004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21" table:style-name="ce1">
                <text:p>21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43" table:style-name="ce1">
                <text:p>4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ROYECTOR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03" table:style-name="ce1">
                <text:p>2003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31" table:style-name="ce1">
                <text:p>31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1" table:style-name="ce1">
                <text:p>1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ROYECTOR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17" table:style-name="ce1">
                <text:p>2017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19" table:style-name="ce1">
                <text:p>19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16" table:style-name="ce1">
                <text:p>16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ROYECTOR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18" table:style-name="ce1">
                <text:p>2018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16" table:style-name="ce1">
                <text:p>16</text:p>
              </table:table-cell>
              <table:table-cell office:value-type="float" office:value="3" table:style-name="ce1">
                <text:p>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PROYECTOR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13" table:style-name="ce1">
                <text:p>2013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31" table:style-name="ce1">
                <text:p>31</text:p>
              </table:table-cell>
              <table:table-cell office:value-type="float" office:value="19" table:style-name="ce1">
                <text:p>19</text:p>
              </table:table-cell>
              <table:table-cell office:value-type="float" office:value="47" table:style-name="ce1">
                <text:p>47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SATISFECHO</text:p>
            </table:table-cell>
            <table:table-cell office:value-type="float" office:value="0" table:formula="of:=SUBTOTAL(9;[.B139:.B143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RATON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1998" table:style-name="ce1">
                <text:p>1998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21" table:style-name="ce1">
                <text:p>21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24" table:style-name="ce1">
                <text:p>24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RATON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06" table:style-name="ce1">
                <text:p>2006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27" table:style-name="ce1">
                <text:p>27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51" table:style-name="ce1">
                <text:p>51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RATON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22" table:style-name="ce1">
                <text:p>2022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20" table:style-name="ce1">
                <text:p>20</text:p>
              </table:table-cell>
              <table:table-cell office:value-type="float" office:value="1" table:style-name="ce1">
                <text:p>1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RATON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22" table:style-name="ce1">
                <text:p>2022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39" table:style-name="ce1">
                <text:p>39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RATON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05" table:style-name="ce1">
                <text:p>2005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23" table:style-name="ce1">
                <text:p>23</text:p>
              </table:table-cell>
              <table:table-cell office:value-type="float" office:value="23" table:style-name="ce1">
                <text:p>23</text:p>
              </table:table-cell>
              <table:table-cell office:value-type="float" office:value="51" table:style-name="ce1">
                <text:p>51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CONTENTO</text:p>
            </table:table-cell>
            <table:table-cell office:value-type="float" office:value="0" table:formula="of:=SUBTOTAL(9;[.B145:.B149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RATON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1994" table:style-name="ce1">
                <text:p>1994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27" table:style-name="ce1">
                <text:p>27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9" table:style-name="ce1">
                <text:p>9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RATON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13" table:style-name="ce1">
                <text:p>2013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15" table:style-name="ce1">
                <text:p>15</text:p>
              </table:table-cell>
              <table:table-cell office:value-type="float" office:value="14" table:style-name="ce1">
                <text:p>14</text:p>
              </table:table-cell>
              <table:table-cell office:value-type="float" office:value="49" table:style-name="ce1">
                <text:p>49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RATON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09" table:style-name="ce1">
                <text:p>2009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16" table:style-name="ce1">
                <text:p>16</text:p>
              </table:table-cell>
              <table:table-cell office:value-type="float" office:value="7" table:style-name="ce1">
                <text:p>7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RATON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07" table:style-name="ce1">
                <text:p>2007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18" table:style-name="ce1">
                <text:p>18</text:p>
              </table:table-cell>
              <table:table-cell office:value-type="float" office:value="58" table:style-name="ce1">
                <text:p>58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ENFADADO</text:p>
            </table:table-cell>
            <table:table-cell office:value-type="float" office:value="0" table:formula="of:=SUBTOTAL(9;[.B151:.B154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RATON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14" table:style-name="ce1">
                <text:p>2014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10" table:style-name="ce1">
                <text:p>10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RATON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1998" table:style-name="ce1">
                <text:p>1998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30" table:style-name="ce1">
                <text:p>30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52" table:style-name="ce1">
                <text:p>52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RATON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25" table:style-name="ce1">
                <text:p>2025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19" table:style-name="ce1">
                <text:p>19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12" table:style-name="ce1">
                <text:p>12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NEUTRAL</text:p>
            </table:table-cell>
            <table:table-cell office:value-type="float" office:value="0" table:formula="of:=SUBTOTAL(9;[.B156:.B158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RATON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17" table:style-name="ce1">
                <text:p>2017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10" table:style-name="ce1">
                <text:p>10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RATON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21" table:style-name="ce1">
                <text:p>2021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9" table:style-name="ce1">
                <text:p>19</text:p>
              </table:table-cell>
              <table:table-cell office:value-type="float" office:value="16" table:style-name="ce1">
                <text:p>16</text:p>
              </table:table-cell>
              <table:table-cell office:value-type="float" office:value="59" table:style-name="ce1">
                <text:p>59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RATON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21" table:style-name="ce1">
                <text:p>2021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23" table:style-name="ce1">
                <text:p>23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26" table:style-name="ce1">
                <text:p>26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SATISFECHO</text:p>
            </table:table-cell>
            <table:table-cell office:value-type="float" office:value="0" table:formula="of:=SUBTOTAL(9;[.B160:.B162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13" table:style-name="ce1">
                <text:p>2013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29" table:style-name="ce1">
                <text:p>29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44" table:style-name="ce1">
                <text:p>44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25" table:style-name="ce1">
                <text:p>2025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15" table:style-name="ce1">
                <text:p>15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1997" table:style-name="ce1">
                <text:p>1997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18" table:style-name="ce1">
                <text:p>18</text:p>
              </table:table-cell>
              <table:table-cell office:value-type="float" office:value="17" table:style-name="ce1">
                <text:p>17</text:p>
              </table:table-cell>
              <table:table-cell office:value-type="float" office:value="14" table:style-name="ce1">
                <text:p>14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01" table:style-name="ce1">
                <text:p>2001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18" table:style-name="ce1">
                <text:p>18</text:p>
              </table:table-cell>
              <table:table-cell office:value-type="float" office:value="23" table:style-name="ce1">
                <text:p>23</text:p>
              </table:table-cell>
              <table:table-cell office:value-type="float" office:value="52" table:style-name="ce1">
                <text:p>52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CONTENTO</text:p>
            </table:table-cell>
            <table:table-cell office:value-type="float" office:value="0" table:formula="of:=SUBTOTAL(9;[.B164:.B167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00" table:style-name="ce1">
                <text:p>2000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14" table:style-name="ce1">
                <text:p>14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38" table:style-name="ce1">
                <text:p>38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20" table:style-name="ce1">
                <text:p>2020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30" table:style-name="ce1">
                <text:p>30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58" table:style-name="ce1">
                <text:p>58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18" table:style-name="ce1">
                <text:p>2018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18" table:style-name="ce1">
                <text:p>18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06" table:style-name="ce1">
                <text:p>2006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41" table:style-name="ce1">
                <text:p>41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09" table:style-name="ce1">
                <text:p>2009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13" table:style-name="ce1">
                <text:p>13</text:p>
              </table:table-cell>
              <table:table-cell office:value-type="float" office:value="23" table:style-name="ce1">
                <text:p>2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00" table:style-name="ce1">
                <text:p>2000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30" table:style-name="ce1">
                <text:p>30</text:p>
              </table:table-cell>
              <table:table-cell office:value-type="float" office:value="13" table:style-name="ce1">
                <text:p>13</text:p>
              </table:table-cell>
              <table:table-cell office:value-type="float" office:value="37" table:style-name="ce1">
                <text:p>37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1994" table:style-name="ce1">
                <text:p>1994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23" table:style-name="ce1">
                <text:p>23</text:p>
              </table:table-cell>
              <table:table-cell office:value-type="float" office:value="17" table:style-name="ce1">
                <text:p>17</text:p>
              </table:table-cell>
              <table:table-cell office:value-type="float" office:value="33" table:style-name="ce1">
                <text:p>3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01" table:style-name="ce1">
                <text:p>2001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20" table:style-name="ce1">
                <text:p>20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13" table:style-name="ce1">
                <text:p>13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ENFADADO</text:p>
            </table:table-cell>
            <table:table-cell office:value-type="float" office:value="0" table:formula="of:=SUBTOTAL(9;[.B169:.B176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03" table:style-name="ce1">
                <text:p>2003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3" table:style-name="ce1">
                <text:p>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1995" table:style-name="ce1">
                <text:p>1995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28" table:style-name="ce1">
                <text:p>28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54" table:style-name="ce1">
                <text:p>54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20" table:style-name="ce1">
                <text:p>2020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15" table:style-name="ce1">
                <text:p>15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17" table:style-name="ce1">
                <text:p>2017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13" table:style-name="ce1">
                <text:p>13</text:p>
              </table:table-cell>
              <table:table-cell office:value-type="float" office:value="26" table:style-name="ce1">
                <text:p>26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NEUTRAL</text:p>
            </table:table-cell>
            <table:table-cell office:value-type="float" office:value="0" table:formula="of:=SUBTOTAL(9;[.B178:.B181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10" table:style-name="ce1">
                <text:p>2010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22" table:style-name="ce1">
                <text:p>22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20" table:style-name="ce1">
                <text:p>2020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15" table:style-name="ce1">
                <text:p>15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23" table:style-name="ce1">
                <text:p>2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17" table:style-name="ce1">
                <text:p>2017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2" table:style-name="ce1">
                <text:p>2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02" table:style-name="ce1">
                <text:p>2002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48" table:style-name="ce1">
                <text:p>48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11" table:style-name="ce1">
                <text:p>2011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20" table:style-name="ce1">
                <text:p>20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46" table:style-name="ce1">
                <text:p>46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1998" table:style-name="ce1">
                <text:p>1998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38" table:style-name="ce1">
                <text:p>38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22" table:style-name="ce1">
                <text:p>2022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30" table:style-name="ce1">
                <text:p>30</text:p>
              </table:table-cell>
              <table:table-cell office:value-type="float" office:value="15" table:style-name="ce1">
                <text:p>15</text:p>
              </table:table-cell>
              <table:table-cell office:value-type="float" office:value="29" table:style-name="ce1">
                <text:p>29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SILLAS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23" table:style-name="ce1">
                <text:p>2023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17" table:style-name="ce1">
                <text:p>17</text:p>
              </table:table-cell>
              <table:table-cell office:value-type="float" office:value="23" table:style-name="ce1">
                <text:p>23</text:p>
              </table:table-cell>
              <table:table-cell office:value-type="float" office:value="2" table:style-name="ce1">
                <text:p>2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SATISFECHO</text:p>
            </table:table-cell>
            <table:table-cell office:value-type="float" office:value="0" table:formula="of:=SUBTOTAL(9;[.B183:.B190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12" table:style-name="ce1">
                <text:p>2012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6" table:style-name="ce1">
                <text:p>6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08" table:style-name="ce1">
                <text:p>2008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43" table:style-name="ce1">
                <text:p>4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15" table:style-name="ce1">
                <text:p>2015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27" table:style-name="ce1">
                <text:p>27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10" table:style-name="ce1">
                <text:p>10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05" table:style-name="ce1">
                <text:p>2005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16" table:style-name="ce1">
                <text:p>16</text:p>
              </table:table-cell>
              <table:table-cell office:value-type="float" office:value="4" table:style-name="ce1">
                <text:p>4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14" table:style-name="ce1">
                <text:p>2014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20" table:style-name="ce1">
                <text:p>20</text:p>
              </table:table-cell>
              <table:table-cell office:value-type="float" office:value="27" table:style-name="ce1">
                <text:p>27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15" table:style-name="ce1">
                <text:p>2015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21" table:style-name="ce1">
                <text:p>21</text:p>
              </table:table-cell>
              <table:table-cell office:value-type="float" office:value="9" table:style-name="ce1">
                <text:p>9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CONTENTO</text:p>
            </table:table-cell>
            <table:table-cell office:value-type="float" office:value="0" table:formula="of:=SUBTOTAL(9;[.B192:.B197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16" table:style-name="ce1">
                <text:p>2016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18" table:style-name="ce1">
                <text:p>18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23" table:style-name="ce1">
                <text:p>2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25" table:style-name="ce1">
                <text:p>2025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29" table:style-name="ce1">
                <text:p>29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53" table:style-name="ce1">
                <text:p>5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09" table:style-name="ce1">
                <text:p>2009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38" table:style-name="ce1">
                <text:p>38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12" table:style-name="ce1">
                <text:p>2012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10" table:style-name="ce1">
                <text:p>10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24" table:style-name="ce1">
                <text:p>2024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15" table:style-name="ce1">
                <text:p>15</text:p>
              </table:table-cell>
              <table:table-cell office:value-type="float" office:value="43" table:style-name="ce1">
                <text:p>4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1996" table:style-name="ce1">
                <text:p>1996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8" table:style-name="ce1">
                <text:p>18</text:p>
              </table:table-cell>
              <table:table-cell office:value-type="float" office:value="6" table:style-name="ce1">
                <text:p>6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10" table:style-name="ce1">
                <text:p>2010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3" table:style-name="ce1">
                <text:p>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04" table:style-name="ce1">
                <text:p>2004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23" table:style-name="ce1">
                <text:p>23</text:p>
              </table:table-cell>
              <table:table-cell office:value-type="float" office:value="56" table:style-name="ce1">
                <text:p>56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ENFADADO</text:p>
            </table:table-cell>
            <table:table-cell office:value-type="float" office:value="0" table:formula="of:=SUBTOTAL(9;[.B199:.B206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03" table:style-name="ce1">
                <text:p>2003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5" table:style-name="ce1">
                <text:p>15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17" table:style-name="ce1">
                <text:p>2017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0" table:style-name="ce1">
                <text:p>0</text:p>
              </table:table-cell>
              <table:table-cell office:value-type="float" office:value="13" table:style-name="ce1">
                <text:p>1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1996" table:style-name="ce1">
                <text:p>1996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34" table:style-name="ce1">
                <text:p>34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22" table:style-name="ce1">
                <text:p>2022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5" table:style-name="ce1">
                <text:p>5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14" table:style-name="ce1">
                <text:p>2014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21" table:style-name="ce1">
                <text:p>21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20" table:style-name="ce1">
                <text:p>2020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30" table:style-name="ce1">
                <text:p>30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56" table:style-name="ce1">
                <text:p>56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1995" table:style-name="ce1">
                <text:p>1995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16" table:style-name="ce1">
                <text:p>16</text:p>
              </table:table-cell>
              <table:table-cell office:value-type="float" office:value="19" table:style-name="ce1">
                <text:p>19</text:p>
              </table:table-cell>
              <table:table-cell office:value-type="float" office:value="46" table:style-name="ce1">
                <text:p>46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03" table:style-name="ce1">
                <text:p>2003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15" table:style-name="ce1">
                <text:p>15</text:p>
              </table:table-cell>
              <table:table-cell office:value-type="float" office:value="20" table:style-name="ce1">
                <text:p>20</text:p>
              </table:table-cell>
              <table:table-cell office:value-type="float" office:value="0" table:style-name="ce1">
                <text:p>0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11" table:style-name="ce1">
                <text:p>2011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23" table:style-name="ce1">
                <text:p>23</text:p>
              </table:table-cell>
              <table:table-cell office:value-type="float" office:value="43" table:style-name="ce1">
                <text:p>43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NEUTRAL</text:p>
            </table:table-cell>
            <table:table-cell office:value-type="float" office:value="0" table:formula="of:=SUBTOTAL(9;[.B208:.B216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01" table:style-name="ce1">
                <text:p>2001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53" table:style-name="ce1">
                <text:p>5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25" table:style-name="ce1">
                <text:p>2025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56" table:style-name="ce1">
                <text:p>56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1994" table:style-name="ce1">
                <text:p>1994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31" table:style-name="ce1">
                <text:p>31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34" table:style-name="ce1">
                <text:p>34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17" table:style-name="ce1">
                <text:p>2017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24" table:style-name="ce1">
                <text:p>24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CLADO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05" table:style-name="ce1">
                <text:p>2005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23" table:style-name="ce1">
                <text:p>23</text:p>
              </table:table-cell>
              <table:table-cell office:value-type="float" office:value="19" table:style-name="ce1">
                <text:p>19</text:p>
              </table:table-cell>
              <table:table-cell office:value-type="float" office:value="56" table:style-name="ce1">
                <text:p>56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SATISFECHO</text:p>
            </table:table-cell>
            <table:table-cell office:value-type="float" office:value="0" table:formula="of:=SUBTOTAL(9;[.B218:.B222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TEMPERATURA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19" table:style-name="ce1">
                <text:p>2019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45" table:style-name="ce1">
                <text:p>45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MPERATURA</text:p>
              </table:table-cell>
              <table:table-cell office:value-type="string" table:style-name="ce1">
                <text:p>CONTENTO</text:p>
              </table:table-cell>
              <table:table-cell office:value-type="string" table:style-name="ce1">
                <text:p>CONTENTO</text:p>
              </table:table-cell>
              <table:table-cell office:value-type="float" office:value="2008" table:style-name="ce1">
                <text:p>2008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16" table:style-name="ce1">
                <text:p>16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30" table:style-name="ce1">
                <text:p>30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CONTENTO</text:p>
            </table:table-cell>
            <table:table-cell office:value-type="float" office:value="0" table:formula="of:=SUBTOTAL(9;[.B224:.B225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TEMPERATURA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02" table:style-name="ce1">
                <text:p>2002</text:p>
              </table:table-cell>
              <table:table-cell office:value-type="float" office:value="4" table:style-name="ce1">
                <text:p>4</text:p>
              </table:table-cell>
              <table:table-cell office:value-type="float" office:value="13" table:style-name="ce1">
                <text:p>13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56" table:style-name="ce1">
                <text:p>56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MPERATURA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22" table:style-name="ce1">
                <text:p>2022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10" table:style-name="ce1">
                <text:p>10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37" table:style-name="ce1">
                <text:p>37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MPERATURA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14" table:style-name="ce1">
                <text:p>2014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20" table:style-name="ce1">
                <text:p>20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MPERATURA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13" table:style-name="ce1">
                <text:p>2013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13" table:style-name="ce1">
                <text:p>13</text:p>
              </table:table-cell>
              <table:table-cell office:value-type="float" office:value="13" table:style-name="ce1">
                <text:p>13</text:p>
              </table:table-cell>
              <table:table-cell office:value-type="float" office:value="26" table:style-name="ce1">
                <text:p>26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MPERATURA</text:p>
              </table:table-cell>
              <table:table-cell office:value-type="string" table:style-name="ce1">
                <text:p>ENFADADO</text:p>
              </table:table-cell>
              <table:table-cell office:value-type="string" table:style-name="ce1">
                <text:p>ENFADADO</text:p>
              </table:table-cell>
              <table:table-cell office:value-type="float" office:value="2012" table:style-name="ce1">
                <text:p>2012</text:p>
              </table:table-cell>
              <table:table-cell office:value-type="float" office:value="12" table:style-name="ce1">
                <text:p>12</text:p>
              </table:table-cell>
              <table:table-cell office:value-type="float" office:value="18" table:style-name="ce1">
                <text:p>18</text:p>
              </table:table-cell>
              <table:table-cell office:value-type="float" office:value="20" table:style-name="ce1">
                <text:p>20</text:p>
              </table:table-cell>
              <table:table-cell office:value-type="float" office:value="55" table:style-name="ce1">
                <text:p>55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ENFADADO</text:p>
            </table:table-cell>
            <table:table-cell office:value-type="float" office:value="0" table:formula="of:=SUBTOTAL(9;[.B227:.B231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TEMPERATURA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04" table:style-name="ce1">
                <text:p>2004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22" table:style-name="ce1">
                <text:p>22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28" table:style-name="ce1">
                <text:p>28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MPERATURA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04" table:style-name="ce1">
                <text:p>2004</text:p>
              </table:table-cell>
              <table:table-cell office:value-type="float" office:value="11" table:style-name="ce1">
                <text:p>11</text:p>
              </table:table-cell>
              <table:table-cell office:value-type="float" office:value="25" table:style-name="ce1">
                <text:p>25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59" table:style-name="ce1">
                <text:p>59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MPERATURA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2021" table:style-name="ce1">
                <text:p>2021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23" table:style-name="ce1">
                <text:p>2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MPERATURA</text:p>
              </table:table-cell>
              <table:table-cell office:value-type="string" table:style-name="ce1">
                <text:p>NEUTRAL</text:p>
              </table:table-cell>
              <table:table-cell office:value-type="string" table:style-name="ce1">
                <text:p>NEUTRAL</text:p>
              </table:table-cell>
              <table:table-cell office:value-type="float" office:value="1994" table:style-name="ce1">
                <text:p>1994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20" table:style-name="ce1">
                <text:p>20</text:p>
              </table:table-cell>
              <table:table-cell office:value-type="float" office:value="51" table:style-name="ce1">
                <text:p>51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NEUTRAL</text:p>
            </table:table-cell>
            <table:table-cell office:value-type="float" office:value="0" table:formula="of:=SUBTOTAL(9;[.B233:.B236])" table:style-name="ce1">
              <text:p>0</text:p>
            </table:table-cell>
            <table:table-cell table:number-columns-repeated="16382" table:style-name="ce1"/>
          </table:table-row>
          <table:table-row-group>
            <table:table-row table:style-name="ro1">
              <table:table-cell office:value-type="string" table:style-name="ce1">
                <text:p>TEMPERATURA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24" table:style-name="ce1">
                <text:p>2024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2" table:style-name="ce1">
                <text:p>2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23" table:style-name="ce1">
                <text:p>2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MPERATURA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23" table:style-name="ce1">
                <text:p>2023</text:p>
              </table:table-cell>
              <table:table-cell office:value-type="float" office:value="9" table:style-name="ce1">
                <text:p>9</text:p>
              </table:table-cell>
              <table:table-cell office:value-type="float" office:value="19" table:style-name="ce1">
                <text:p>19</text:p>
              </table:table-cell>
              <table:table-cell office:value-type="float" office:value="5" table:style-name="ce1">
                <text:p>5</text:p>
              </table:table-cell>
              <table:table-cell office:value-type="float" office:value="6" table:style-name="ce1">
                <text:p>6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MPERATURA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1998" table:style-name="ce1">
                <text:p>1998</text:p>
              </table:table-cell>
              <table:table-cell office:value-type="float" office:value="7" table:style-name="ce1">
                <text:p>7</text:p>
              </table:table-cell>
              <table:table-cell office:value-type="float" office:value="6" table:style-name="ce1">
                <text:p>6</text:p>
              </table:table-cell>
              <table:table-cell office:value-type="float" office:value="8" table:style-name="ce1">
                <text:p>8</text:p>
              </table:table-cell>
              <table:table-cell office:value-type="float" office:value="23" table:style-name="ce1">
                <text:p>23</text:p>
              </table:table-cell>
              <table:table-cell table:number-columns-repeated="16376"/>
            </table:table-row>
            <table:table-row table:style-name="ro1">
              <table:table-cell office:value-type="string" table:style-name="ce1">
                <text:p>TEMPERATURA</text:p>
              </table:table-cell>
              <table:table-cell office:value-type="string" table:style-name="ce1">
                <text:p>SATISFECHO</text:p>
              </table:table-cell>
              <table:table-cell office:value-type="string" table:style-name="ce1">
                <text:p>SATISFECHO</text:p>
              </table:table-cell>
              <table:table-cell office:value-type="float" office:value="2001" table:style-name="ce1">
                <text:p>2001</text:p>
              </table:table-cell>
              <table:table-cell office:value-type="float" office:value="1" table:style-name="ce1">
                <text:p>1</text:p>
              </table:table-cell>
              <table:table-cell office:value-type="float" office:value="3" table:style-name="ce1">
                <text:p>3</text:p>
              </table:table-cell>
              <table:table-cell office:value-type="float" office:value="16" table:style-name="ce1">
                <text:p>16</text:p>
              </table:table-cell>
              <table:table-cell office:value-type="float" office:value="32" table:style-name="ce1">
                <text:p>32</text:p>
              </table:table-cell>
              <table:table-cell table:number-columns-repeated="16376"/>
            </table:table-row>
          </table:table-row-group>
          <table:table-row table:style-name="ro1">
            <table:table-cell office:value-type="string" table:style-name="ce2">
              <text:p>Total SATISFECHO</text:p>
            </table:table-cell>
            <table:table-cell office:value-type="float" office:value="0" table:formula="of:=SUBTOTAL(9;[.B238:.B241])" table:style-name="ce1">
              <text:p>0</text:p>
            </table:table-cell>
            <table:table-cell table:number-columns-repeated="16382" table:style-name="ce1"/>
          </table:table-row>
        </table:table-row-group>
        <table:table-row table:style-name="ro1">
          <table:table-cell office:value-type="string" table:style-name="ce2">
            <text:p>Total general</text:p>
          </table:table-cell>
          <table:table-cell office:value-type="float" office:value="0" table:formula="of:=SUBTOTAL(9;[.B3:.B241])" table:style-name="ce1">
            <text:p>0</text:p>
          </table:table-cell>
          <table:table-cell table:number-columns-repeated="16382" table:style-name="ce1"/>
        </table:table-row>
        <table:table-row table:number-rows-repeated="1048333" table:style-name="ro1">
          <table:table-cell table:number-columns-repeated="16384"/>
        </table:table-row>
      </table:table>
      <table:database-ranges>
        <table:database-range table:target-range-address="Hoja1.A2:Hoja1.H241">
          <table:sort>
            <table:sort-by table:field-number="0"/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José Luis Garrido Labrador</meta:initial-creator>
    <dc:creator>José Luis Garrido Labrador</dc:creator>
    <meta:creation-date>2018-12-05T19:29:15Z</meta:creation-date>
    <dc:date>2018-12-05T20:13:49Z</dc:date>
  </office:meta>
</office:document-meta>
</file>